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86cm" fo:min-width="0.91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26cm" fo:min-width="1.126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3.75cm" fo:min-width="4.5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71cm" fo:min-width="1.77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51cm" fo:min-width="1.326cm"/>
      <style:paragraph-properties style:writing-mode="lr-tb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1.251cm" fo:min-width="1.326cm"/>
      <style:paragraph-properties style:writing-mode="lr-tb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1.251cm" fo:min-width="1.326cm"/>
      <style:paragraph-properties style:writing-mode="lr-tb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1.251cm" fo:min-width="1.32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0p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1.75cm" svg:x="9.25cm" svg:y="1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draw:layer="layout" svg:width="3.25cm" svg:height="2.75cm" svg:x="8.5cm" svg:y="8cm">
          <text:p text:style-name="P1"><text:span text:style-name="T1">If choice is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" draw:text-style-name="P3" draw:layer="layout" svg:x1="10.25cm" svg:y1="2.75cm" svg:x2="10.25cm" svg:y2="3.5cm">
          <text:p/>
        </draw:line>
        <draw:custom-shape draw:style-name="gr4" draw:text-style-name="P4" draw:layer="layout" svg:width="5cm" svg:height="4cm" svg:x="8cm" svg:y="3.5cm">
          <text:p text:style-name="P4"><text:span text:style-name="T1">Main Menu</text:span></text:p>
          <text:p text:style-name="P4"><text:span text:style-name="T1">1.) Sort file names in ascending order </text:span></text:p>
          <text:p text:style-name="P4"><text:span text:style-name="T1">2.) Add filename defined in code.</text:span></text:p>
          <text:p text:style-name="P4"><text:span text:style-name="T1">3.) Delete file defined in code.</text:span></text:p>
          <text:p text:style-name="P4"><text:span text:style-name="T1">4.) Search for a file you enter.</text:span></text:p>
          <text:p text:style-name="P4"><text:span text:style-name="T1">5.) Ex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10.25cm" svg:y1="7.5cm" svg:x2="10.25cm" svg:y2="8.25cm">
          <text:p/>
        </draw:line>
        <draw:custom-shape draw:style-name="gr2" draw:text-style-name="P2" draw:layer="layout" svg:width="3.25cm" svg:height="2.75cm" svg:x="8.5cm" svg:y="11.25cm">
          <text:p text:style-name="P1"><text:span text:style-name="T1">If choice is 2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" draw:text-style-name="P3" draw:layer="layout" svg:x1="10cm" svg:y1="10.75cm" svg:x2="10cm" svg:y2="11.5cm">
          <text:p/>
        </draw:line>
        <draw:line draw:style-name="gr5" draw:text-style-name="P3" draw:layer="layout" svg:x1="11.75cm" svg:y1="9.25cm" svg:x2="13cm" svg:y2="9.25cm">
          <text:p text:style-name="P1"/>
        </draw:line>
        <draw:line draw:style-name="gr3" draw:text-style-name="P3" draw:layer="layout" svg:x1="11.75cm" svg:y1="12.75cm" svg:x2="13cm" svg:y2="12.75cm">
          <text:p/>
        </draw:line>
        <draw:custom-shape draw:style-name="gr2" draw:text-style-name="P2" draw:layer="layout" svg:width="3.25cm" svg:height="2.75cm" svg:x="8.5cm" svg:y="14.25cm">
          <text:p text:style-name="P1"><text:span text:style-name="T1">If choice is 3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" draw:text-style-name="P3" draw:layer="layout" svg:x1="10cm" svg:y1="13.75cm" svg:x2="10cm" svg:y2="14.5cm">
          <text:p/>
        </draw:line>
        <draw:line draw:style-name="gr3" draw:text-style-name="P3" draw:layer="layout" svg:x1="11.75cm" svg:y1="15.75cm" svg:x2="13cm" svg:y2="15.75cm">
          <text:p/>
        </draw:line>
        <draw:custom-shape draw:style-name="gr2" draw:text-style-name="P2" draw:layer="layout" svg:width="3.25cm" svg:height="2.75cm" svg:x="8.5cm" svg:y="17.5cm">
          <text:p text:style-name="P1"><text:span text:style-name="T1">If choice is 4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" draw:text-style-name="P3" draw:layer="layout" svg:x1="10cm" svg:y1="17cm" svg:x2="10cm" svg:y2="17.75cm">
          <text:p/>
        </draw:line>
        <draw:line draw:style-name="gr3" draw:text-style-name="P3" draw:layer="layout" svg:x1="11.75cm" svg:y1="19cm" svg:x2="13cm" svg:y2="19cm">
          <text:p/>
        </draw:line>
        <draw:custom-shape draw:style-name="gr2" draw:text-style-name="P2" draw:layer="layout" svg:width="3.25cm" svg:height="2.75cm" svg:x="8.5cm" svg:y="20.75cm">
          <text:p text:style-name="P1"><text:span text:style-name="T1">If choice is 5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" draw:text-style-name="P3" draw:layer="layout" svg:x1="10cm" svg:y1="20.25cm" svg:x2="10cm" svg:y2="21cm">
          <text:p/>
        </draw:line>
        <draw:line draw:style-name="gr3" draw:text-style-name="P3" draw:layer="layout" svg:x1="11.75cm" svg:y1="22.25cm" svg:x2="13cm" svg:y2="22.25cm">
          <text:p/>
        </draw:line>
        <draw:frame draw:style-name="gr6" draw:text-style-name="P5" draw:layer="layout" svg:width="1.078cm" svg:height="0.645cm" svg:x="11.75cm" svg:y="8.5cm">
          <draw:text-box>
            <text:p><text:span text:style-name="T2">Yes</text:span></text:p>
          </draw:text-box>
        </draw:frame>
        <draw:frame draw:style-name="gr6" draw:text-style-name="P5" draw:layer="layout" svg:width="1.078cm" svg:height="0.645cm" svg:x="11.75cm" svg:y="12cm">
          <draw:text-box>
            <text:p><text:span text:style-name="T2">Yes</text:span></text:p>
          </draw:text-box>
        </draw:frame>
        <draw:frame draw:style-name="gr6" draw:text-style-name="P5" draw:layer="layout" svg:width="1.078cm" svg:height="0.645cm" svg:x="11.672cm" svg:y="15cm">
          <draw:text-box>
            <text:p><text:span text:style-name="T2">Yes</text:span></text:p>
          </draw:text-box>
        </draw:frame>
        <draw:frame draw:style-name="gr6" draw:text-style-name="P5" draw:layer="layout" svg:width="1.078cm" svg:height="0.645cm" svg:x="11.672cm" svg:y="18.25cm">
          <draw:text-box>
            <text:p><text:span text:style-name="T2">Yes</text:span></text:p>
          </draw:text-box>
        </draw:frame>
        <draw:frame draw:style-name="gr6" draw:text-style-name="P5" draw:layer="layout" svg:width="1.078cm" svg:height="0.645cm" svg:x="11.75cm" svg:y="21.605cm">
          <draw:text-box>
            <text:p><text:span text:style-name="T2">Yes</text:span></text:p>
          </draw:text-box>
        </draw:frame>
        <draw:frame draw:style-name="gr6" draw:text-style-name="P5" draw:layer="layout" svg:width="0.951cm" svg:height="0.645cm" svg:x="8.922cm" svg:y="10.75cm">
          <draw:text-box>
            <text:p><text:span text:style-name="T2">No</text:span></text:p>
          </draw:text-box>
        </draw:frame>
        <draw:line draw:style-name="gr3" draw:text-style-name="P3" draw:layer="layout" svg:x1="10.078cm" svg:y1="13.75cm" svg:x2="10.078cm" svg:y2="14.5cm">
          <text:p/>
        </draw:line>
        <draw:frame draw:style-name="gr6" draw:text-style-name="P5" draw:layer="layout" svg:width="0.951cm" svg:height="0.645cm" svg:x="9cm" svg:y="13.75cm">
          <draw:text-box>
            <text:p><text:span text:style-name="T2">No</text:span></text:p>
          </draw:text-box>
        </draw:frame>
        <draw:line draw:style-name="gr3" draw:text-style-name="P3" draw:layer="layout" svg:x1="10.078cm" svg:y1="17cm" svg:x2="10.078cm" svg:y2="17.75cm">
          <text:p/>
        </draw:line>
        <draw:frame draw:style-name="gr6" draw:text-style-name="P5" draw:layer="layout" svg:width="0.951cm" svg:height="0.645cm" svg:x="9cm" svg:y="17cm">
          <draw:text-box>
            <text:p><text:span text:style-name="T2">No</text:span></text:p>
          </draw:text-box>
        </draw:frame>
        <draw:frame draw:style-name="gr6" draw:text-style-name="P5" draw:layer="layout" svg:width="0.951cm" svg:height="0.645cm" svg:x="9cm" svg:y="20.105cm">
          <draw:text-box>
            <text:p><text:span text:style-name="T2">No</text:span></text:p>
          </draw:text-box>
        </draw:frame>
        <draw:custom-shape draw:style-name="gr1" draw:text-style-name="P2" draw:layer="layout" svg:width="2cm" svg:height="1.75cm" svg:x="9.251cm" svg:y="1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3" draw:text-style-name="P3" draw:layer="layout" svg:x1="10.251cm" svg:y1="2.75cm" svg:x2="10.251cm" svg:y2="3.5cm">
          <text:p/>
        </draw:line>
        <draw:custom-shape draw:style-name="gr1" draw:text-style-name="P2" draw:layer="layout" svg:width="2cm" svg:height="1.75cm" svg:x="9.25cm" svg:y="24.25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3" draw:text-style-name="P3" draw:layer="layout" svg:x1="10.25cm" svg:y1="23.5cm" svg:x2="10.25cm" svg:y2="24.25cm">
          <text:p/>
        </draw:line>
        <draw:line draw:style-name="gr3" draw:text-style-name="P3" draw:layer="layout" svg:x1="9.25cm" svg:y1="25cm" svg:x2="6.75cm" svg:y2="25cm">
          <text:p/>
        </draw:line>
        <draw:line draw:style-name="gr3" draw:text-style-name="P3" draw:layer="layout" svg:x1="11.75cm" svg:y1="22.25cm" svg:x2="13cm" svg:y2="22.25cm">
          <text:p/>
        </draw:line>
        <draw:line draw:style-name="gr3" draw:text-style-name="P3" draw:layer="layout" svg:x1="6.75cm" svg:y1="25cm" svg:x2="6.75cm" svg:y2="7cm">
          <text:p/>
        </draw:line>
        <draw:line draw:style-name="gr5" draw:text-style-name="P3" draw:layer="layout" svg:x1="6.75cm" svg:y1="7cm" svg:x2="8cm" svg:y2="7cm">
          <text:p/>
        </draw:line>
        <draw:custom-shape draw:style-name="gr7" draw:text-style-name="P4" draw:layer="layout" svg:width="2.271cm" svg:height="1.521cm" svg:x="13cm" svg:y="12cm">
          <text:p text:style-name="P4"><text:span text:style-name="T1">Read, process and output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2.271cm" svg:height="1.521cm" svg:x="13cm" svg:y="21.729cm">
          <text:p text:style-name="P4"><text:span text:style-name="T1">Ex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2.271cm" svg:height="1.521cm" svg:x="13cm" svg:y="14.75cm">
          <text:p text:style-name="P4"><text:span text:style-name="T1">Read, process <text:s text:c="2"/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3cm" svg:height="1.5cm" svg:x="16.25cm" svg:y="14.75cm">
          <text:p text:style-name="P6"><text:span text:style-name="T1">out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3" draw:layer="layout" svg:x1="15.25cm" svg:y1="15.5cm" svg:x2="16.5cm" svg:y2="15.5cm">
          <text:p/>
        </draw:line>
        <draw:custom-shape draw:style-name="gr7" draw:text-style-name="P4" draw:layer="layout" svg:width="2.271cm" svg:height="1.521cm" svg:x="12.979cm" svg:y="18.229cm">
          <text:p text:style-name="P4"><text:span text:style-name="T1">Read, process <text:s text:c="2"/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2.271cm" svg:height="1.521cm" svg:x="13cm" svg:y="8.75cm">
          <text:p text:style-name="P4"><text:span text:style-name="T1">Read, process <text:s text:c="2"/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draw:layer="layout" svg:width="3cm" svg:height="1.5cm" svg:x="16.25cm" svg:y="8.75cm">
          <text:p text:style-name="P6"><text:span text:style-name="T1">out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3" draw:layer="layout" svg:x1="15.25cm" svg:y1="9.5cm" svg:x2="16.5cm" svg:y2="9.5cm">
          <text:p/>
        </draw:line>
        <draw:custom-shape draw:style-name="gr10" draw:text-style-name="P6" draw:layer="layout" svg:width="3cm" svg:height="1.5cm" svg:x="16.25cm" svg:y="12cm">
          <text:p text:style-name="P6"><text:span text:style-name="T1">out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3" draw:layer="layout" svg:x1="15.25cm" svg:y1="12.75cm" svg:x2="16.5cm" svg:y2="12.75cm">
          <text:p/>
        </draw:line>
        <draw:custom-shape draw:style-name="gr11" draw:text-style-name="P6" draw:layer="layout" svg:width="3cm" svg:height="1.5cm" svg:x="16.25cm" svg:y="18.25cm">
          <text:p text:style-name="P6"><text:span text:style-name="T1">out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3" draw:layer="layout" svg:x1="15.25cm" svg:y1="19cm" svg:x2="16.5cm" svg:y2="19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4T05:45:52.131000000</meta:creation-date>
    <dc:date>2022-01-24T06:46:16.126000000</dc:date>
    <meta:editing-duration>PT9M21S</meta:editing-duration>
    <meta:editing-cycles>1</meta:editing-cycles>
    <meta:document-statistic meta:object-count="50"/>
    <meta:generator>LibreOffice/7.2.5.2$Windows_X86_64 LibreOffice_project/499f9727c189e6ef3471021d6132d4c694f357e5</meta:generator>
  </office:meta>
</office:document-meta>
</file>